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c96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c96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c96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c96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c96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c96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c96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c96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c96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c96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c96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c96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c96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c96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c96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c96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c96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elianny Valentina Gonzalez Cort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8/6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2000146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Freddy Gonza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62022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17.35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5" meta:character-count="1162" meta:non-whitespace-character-count="996"/>
    <meta:template xlink:type="simple" xlink:actuate="onRequest" xlink:title="Normal" xlink:href=""/>
  </office:meta>
</office:document-meta>
</file>